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text-style-name="P1" draw:layer="layout" svg:width="22.5cm" svg:height="9.134cm" svg:x="4.5cm" svg:y="3.8cm" presentation:class="subtitle">
          <draw:text-box>
            <text:p>Hell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7:43:29.596554000</meta:creation-date>
    <dc:description>This work is licensed under a Creative Commons 0 License.
It makes use of the works of Alexander Wilms.</dc:description>
    <meta:generator>LibreOffice/25.8.4.2$MacOSX_AARCH64 LibreOffice_project/290daaa01b999472f0c7a3890eb6a550fd74c6df</meta:generator>
    <dc:title>DNA</dc:title>
    <meta:editing-duration>PT35S</meta:editing-duration>
    <meta:editing-cycles>2</meta:editing-cycles>
    <dc:date>2026-01-09T07:44:05.183940000</dc:date>
    <meta:document-statistic meta:object-count="107"/>
  </office:meta>
</office:document-meta>
</file>